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Tlwg Typist"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style:font-name="Tlwg Typis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ExaML v1.0.0 Manual</text:p>
      <text:p text:style-name="P3"/>
      <text:p text:style-name="P1">Introduction</text:p>
      <text:p text:style-name="P4"/>
      <text:p text:style-name="P4">Exascale Maximum Likelihood (ExaML) is a code for phylogenetic inference using MPI.</text:p>
      <text:p text:style-name="P4"></text:p>
      <text:p text:style-name="P4">This code implements the popular RAxML search algorithm for maximum likelihood based inference of phylogenetic trees. It uses a radically new MPI parallelization approach that yields improved parallel efficiency, in particular on partitioned multi-gene or whole-genome datasets.</text:p>
      <text:p text:style-name="P4"></text:p>
      <text:p text:style-name="P4">It is up to 4 times faster than RAxML-Light [1].</text:p>
      <text:p text:style-name="P4"></text:p>
      <text:p text:style-name="P4">Similar to RAxML-Light, ExaML also implements checkpointing, SSE3, AVX vectorization and memory saving techniques. Thus, the usage philosophy is similar. To get started please first read the RAxML and RAxML-Light manuals. The current manual simply represents a quick start guide by example.</text:p>
      <text:p text:style-name="P4"/>
      <text:p text:style-name="P4">Support is provided via the RAxML google group: <text:a xlink:type="simple" xlink:href="https://groups.google.com/forum/?hl=de&amp;fromgroups#!forum/raxml">https://groups.google.com/forum/?hl=de&amp;fromgroups#!forum/raxml</text:a>. <text:span text:style-name="T2">Please refrain from sending emails with questions directly to the authors of the code!</text:span></text:p>
      <text:p text:style-name="P4"></text:p>
      <text:p text:style-name="P4">[1] A. Stamatakis, A.J. Aberer, C. Goll, S.A. Smith, S.A. Berger, F. Izquierdo-Carrasco: "RAxML-Light: A Tool for computing TeraByte Phylogenies", Bioinformatics 2012; doi: 10.1093/bioinformatics/bts309.</text:p>
      <text:p text:style-name="P4"/>
      <text:p text:style-name="P1">Compiling the code</text:p>
      <text:p text:style-name="P1"/>
      <text:p text:style-name="P4">This is actually a suite of tools to accomplish the task.</text:p>
      <text:p text:style-name="P4"/>
      <text:p text:style-name="P4">When you download the code there will be four directories:</text:p>
      <text:p text:style-name="P4"/>
      <text:p text:style-name="P8">examl <text:s/></text:p>
      <text:p text:style-name="P8">manual <text:s/></text:p>
      <text:p text:style-name="P8">parser</text:p>
      <text:p text:style-name="P8">testData</text:p>
      <text:p text:style-name="P4"/>
      <text:p text:style-name="P4">Let's first compile the parser by typing:</text:p>
      <text:p text:style-name="P4"/>
      <text:p text:style-name="P8">cd parser</text:p>
      <text:p text:style-name="P8">make -f Makefile.SSE3.gcc</text:p>
      <text:p text:style-name="P4"/>
      <text:p text:style-name="P4">This should produce an executable called <text:span text:style-name="T3">parser</text:span></text:p>
      <text:p text:style-name="P4"/>
      <text:p text:style-name="P4">Next, let's compile ExaML. Note that you will require a MPI compiler to accomplish this (if you don't know what this is ask your local geeks). Type:</text:p>
      <text:p text:style-name="P4"/>
      <text:p text:style-name="P8">cd ../examl/</text:p>
      <text:p text:style-name="P4"><text:soft-page-break/><text:span text:style-name="T3">make -f Makefile.SSE3.gcc</text:span></text:p>
      <text:p text:style-name="P4"><text:s/>→ this will compile the SSE3 vectorized version of the code, the binary will be called <text:span text:style-name="T3">examl</text:span></text:p>
      <text:p text:style-name="P4"/>
      <text:p text:style-name="P4">If you have a recently purchased system you can also try to compile the AVX-vectorized version of ExaML (for performance and further details please refer to the on-line supplement of [1])</text:p>
      <text:p text:style-name="P4"/>
      <text:p text:style-name="P4">first remove the object files created when you compiled <text:span text:style-name="T3">examl</text:span>:</text:p>
      <text:p text:style-name="P4"/>
      <text:p text:style-name="P8">rm *.o</text:p>
      <text:p text:style-name="P4">then compile the AVX version by typing:</text:p>
      <text:p text:style-name="P8">make -f Makefile.AVX.gcc</text:p>
      <text:p text:style-name="P4">this should produce a binary called <text:span text:style-name="T3">examl-AVX</text:span></text:p>
      <text:p text:style-name="P4"/>
      <text:p text:style-name="P1">A Usage Example</text:p>
      <text:p text:style-name="P4"/>
      <text:p text:style-name="P4">I will walk you through a simple example of how to use the code on my laptop. </text:p>
      <text:p text:style-name="P4"/>
      <text:p text:style-name="P4">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text:p>
      <text:p text:style-name="P4"/>
      <text:p text:style-name="P4">Help for the command line arguments of the parser can be obtained by typing:</text:p>
      <text:p text:style-name="P4"/>
      <text:p text:style-name="P8">./parser -h </text:p>
      <text:p text:style-name="P4"/>
      <text:p text:style-name="P4">parser</text:p>
      <text:p text:style-name="P4"><text:s text:c="6"/>-s sequenceFileName</text:p>
      <text:p text:style-name="P4"><text:s text:c="6"/>-n outputFileName</text:p>
      <text:p text:style-name="P4"><text:s text:c="6"/>-m substitutionModel</text:p>
      <text:p text:style-name="P4"><text:s text:c="6"/>[-c]</text:p>
      <text:p text:style-name="P4"><text:s text:c="6"/>[-q]</text:p>
      <text:p text:style-name="P4"><text:s text:c="6"/>[-h]</text:p>
      <text:p text:style-name="P4"></text:p>
      <text:p text:style-name="P4"><text:s text:c="6"/>-m <text:s text:c="2"/>Type of Data:</text:p>
      <text:p text:style-name="P4"></text:p>
      <text:p text:style-name="P4"><text:s text:c="14"/>For DNA data use: <text:s text:c="3"/>DNA</text:p>
      <text:p text:style-name="P4"><text:s text:c="14"/>For AA data use: <text:s text:c="4"/>PROT</text:p>
      <text:p text:style-name="P4"></text:p>
      <text:p text:style-name="P4"><text:s text:c="6"/>-c <text:s text:c="4"/>disable site pattern compression</text:p>
      <text:p text:style-name="P4"></text:p>
      <text:p text:style-name="P4"><text:s text:c="6"/>-q <text:s text:c="4"/>Specify the file name which contains the assignment of models to alignment</text:p>
      <text:p text:style-name="P4"><text:s text:c="14"/>partitions for multiple models of substitution. For the syntax of this file</text:p>
      <text:p text:style-name="P4"><text:s text:c="14"/>please consult the manual.</text:p>
      <text:p text:style-name="P4"></text:p>
      <text:p text:style-name="P4"><text:s text:c="6"/>-h <text:s text:c="4"/>Display this help message.</text:p>
      <text:p text:style-name="P4"/>
      <text:p text:style-name="P4">Now let's use the parser to transform the test file into a binary file by typing:</text:p>
      <text:p text:style-name="P4"><text:soft-page-break/></text:p>
      <text:p text:style-name="P8">./parser -s ../testData/49 -m DNA -n 49.unpartitioned</text:p>
      <text:p text:style-name="P4"/>
      <text:p text:style-name="P4">So we are transforming an unpartitioned phylip file with 49 DNA sequences into a binary file. The parser directory will now contain a file called:</text:p>
      <text:p text:style-name="P4"/>
      <text:p text:style-name="P8">49.unpartitioned.binary</text:p>
      <text:p text:style-name="P4"/>
      <text:p text:style-name="P4">that can be read by ExaML.</text:p>
      <text:p text:style-name="P4"/>
      <text:p text:style-name="P4">If we want to partition the data, we will have to pass a standard RAxML partition file to the parser, e.g:</text:p>
      <text:p text:style-name="P4"/>
      <text:p text:style-name="P8">./parser -s ../testData/49 -q ../testData/49.model -m DNA -n 49.partitioned</text:p>
      <text:p text:style-name="P4"/>
      <text:p text:style-name="P4">This will generate a file called </text:p>
      <text:p text:style-name="P4"/>
      <text:p text:style-name="P8">49.unpartitioned.binary</text:p>
      <text:p text:style-name="P4"/>
      <text:p text:style-name="P5">Note that, every time you change the partition scheme, you will have to re-generate a binary alignment file that encodes the partitioning scheme!</text:p>
      <text:p text:style-name="P5"/>
      <text:p text:style-name="P6">Now, we are almost ready to start an ExaML run. However, you also need to provide a starting tree to ExaML (in a similar way as for RAxML-Light) by using, for instance Parsimonator or standard RAxML. More details are provided in the RAxML-Light manual.</text:p>
      <text:p text:style-name="P6"/>
      <text:p text:style-name="P6">We have included a starting tree in the testData directory, such that we can now run ExaML.</text:p>
      <text:p text:style-name="P6"/>
      <text:p text:style-name="P6">For this we will have to change into the ExaML directory by typing: </text:p>
      <text:p text:style-name="P6"/>
      <text:p text:style-name="P7">cd ../examl</text:p>
      <text:p text:style-name="P6"/>
      <text:p text:style-name="P6">On-line help regarding ExaML command line options can be obtained by typing:</text:p>
      <text:p text:style-name="P6"/>
      <text:p text:style-name="P7">./examl -h</text:p>
      <text:p text:style-name="P6"/>
      <text:p text:style-name="P6">which will yield the following output:</text:p>
      <text:p text:style-name="P6"/>
      <text:p text:style-name="P6">examl|examl-AVX</text:p>
      <text:p text:style-name="P6"><text:s text:c="6"/>-s binarySequenceFileName</text:p>
      <text:p text:style-name="P6"><text:s text:c="6"/>-n outputFileNames</text:p>
      <text:p text:style-name="P6"><text:s text:c="6"/>-m rateHeterogeneityModel</text:p>
      <text:p text:style-name="P6"><text:s text:c="6"/>-t userStartingTree|-R binaryCheckpointFile</text:p>
      <text:p text:style-name="P6"><text:s text:c="6"/>[-a]</text:p>
      <text:p text:style-name="P6"><text:s text:c="6"/>[-B numberOfMLtreesToSave]</text:p>
      <text:p text:style-name="P6"><text:s text:c="6"/>[-c numberOfCategories]</text:p>
      <text:p text:style-name="P6"><text:s text:c="6"/>[-D]</text:p>
      <text:p text:style-name="P6"><text:s text:c="6"/>[-e likelihoodEpsilon] </text:p>
      <text:p text:style-name="P6"><text:soft-page-break/><text:s text:c="6"/>[-f d|o]</text:p>
      <text:p text:style-name="P6"><text:s text:c="6"/>[-h] </text:p>
      <text:p text:style-name="P6"><text:s text:c="6"/>[-i initialRearrangementSetting] </text:p>
      <text:p text:style-name="P6"><text:s text:c="6"/>[-M]</text:p>
      <text:p text:style-name="P6"><text:s text:c="6"/>[-Q]</text:p>
      <text:p text:style-name="P6"><text:s text:c="6"/>[-S]</text:p>
      <text:p text:style-name="P6"><text:s text:c="6"/>[-v]</text:p>
      <text:p text:style-name="P6"><text:s text:c="6"/>[-w outputDirectory] </text:p>
      <text:p text:style-name="P6"></text:p>
      <text:p text:style-name="P6"><text:s text:c="6"/>-a <text:s text:c="4"/>use the median for the discrete approximation of the GAMMA model of rate heterogeneity</text:p>
      <text:p text:style-name="P6"></text:p>
      <text:p text:style-name="P6"><text:s text:c="14"/>DEFAULT: OFF</text:p>
      <text:p text:style-name="P6"></text:p>
      <text:p text:style-name="P6"><text:s text:c="6"/>-B <text:s text:c="3"/>specify the number of best ML trees to save and print to file</text:p>
      <text:p text:style-name="P6"></text:p>
      <text:p text:style-name="P6"><text:s text:c="6"/>-c <text:s text:c="4"/>Specify number of distinct rate catgories for ExaML when modelOfEvolution</text:p>
      <text:p text:style-name="P6"><text:s text:c="14"/>is set to GTRPSR</text:p>
      <text:p text:style-name="P6"><text:s text:c="14"/>Individual per-site rates are categorized into numberOfCategories rate </text:p>
      <text:p text:style-name="P6"><text:s text:c="14"/>categories to accelerate computations. </text:p>
      <text:p text:style-name="P6"></text:p>
      <text:p text:style-name="P6"><text:s text:c="14"/>DEFAULT: 25</text:p>
      <text:p text:style-name="P6"></text:p>
      <text:p text:style-name="P6"><text:s text:c="6"/>-D <text:s text:c="3"/>ML search convergence criterion. This will break off ML searches if the relative </text:p>
      <text:p text:style-name="P6"><text:s text:c="14"/>Robinson-Foulds distance between the trees obtained from two consecutive lazy SPR cycles</text:p>
      <text:p text:style-name="P6"><text:s text:c="14"/>is smaller or equal to 1%. Usage recommended for very large datasets in terms of taxa.</text:p>
      <text:p text:style-name="P6"><text:s text:c="14"/>On trees with more than 500 taxa this will yield execution time improvements of </text:p>
      <text:p text:style-name="P6"><text:s text:c="14"/>approximately 50% while yielding only slightly worse trees.</text:p>
      <text:p text:style-name="P6"></text:p>
      <text:p text:style-name="P6"><text:s text:c="14"/>DEFAULT: OFF</text:p>
      <text:p text:style-name="P6"></text:p>
      <text:p text:style-name="P6"><text:s text:c="6"/>-e <text:s text:c="4"/>set model optimization precision in log likelihood units for final</text:p>
      <text:p text:style-name="P6"><text:s text:c="14"/>optimization of model parameters</text:p>
      <text:p text:style-name="P6"></text:p>
      <text:p text:style-name="P6"><text:s text:c="14"/>DEFAULT: 0.1 </text:p>
      <text:p text:style-name="P6"></text:p>
      <text:p text:style-name="P6"><text:s text:c="6"/>-f <text:s text:c="5"/>select algorithm:</text:p>
      <text:p text:style-name="P6"></text:p>
      <text:p text:style-name="P6"><text:s text:c="14"/>"-f d": new rapid hill-climbing </text:p>
      <text:p text:style-name="P6"><text:s text:c="22"/></text:p>
      <text:p text:style-name="P6"><text:s text:c="14"/>DEFAULT: ON</text:p>
      <text:p text:style-name="P6"></text:p>
      <text:p text:style-name="P6"><text:s text:c="14"/>"-f o": old and slower rapid hill-climbing without heuristic cutoff</text:p>
      <text:p text:style-name="P6"></text:p>
      <text:p text:style-name="P6"><text:s text:c="14"/>DEFAULT for "-f": new rapid hill climbing</text:p>
      <text:p text:style-name="P6"></text:p>
      <text:p text:style-name="P6"></text:p>
      <text:p text:style-name="P6"><text:s text:c="6"/>-h <text:s text:c="5"/>Display this help message.</text:p>
      <text:p text:style-name="P6"></text:p>
      <text:p text:style-name="P6"><text:s text:c="6"/>-i <text:s text:c="5"/>Initial rearrangement setting for the subsequent application of topological </text:p>
      <text:p text:style-name="P6"><text:soft-page-break/><text:s text:c="14"/>changes phase</text:p>
      <text:p text:style-name="P6"></text:p>
      <text:p text:style-name="P6"><text:s text:c="6"/>-m <text:s text:c="3"/>Model of rate heterogeneity</text:p>
      <text:p text:style-name="P6"></text:p>
      <text:p text:style-name="P6"><text:s text:c="14"/>select "-m PSR" for the per-site rate category model (this used to be called CAT in RAxML)</text:p>
      <text:p text:style-name="P6"><text:s text:c="14"/>select "-m GAMMA" for the gamma model of rate heterogeneity with 4 discrete rates</text:p>
      <text:p text:style-name="P6"></text:p>
      <text:p text:style-name="P6"><text:s text:c="6"/>-M <text:s text:c="2"/>Switch on estimation of individual per-partition branch lengths. Only has effect when used </text:p>
      <text:p text:style-name="P6"><text:s text:c="14"/>in combination with "-q" Branch lengths for individual partitions will be printed to separate </text:p>
      <text:p text:style-name="P6"><text:s text:c="14"/>files. A weighted average of the branch lengths is computed by using the respective </text:p>
      <text:p text:style-name="P6"><text:s text:c="14"/>partition lengths.</text:p>
      <text:p text:style-name="P6"></text:p>
      <text:p text:style-name="P6"><text:s text:c="14"/>DEFAULT: OFF</text:p>
      <text:p text:style-name="P6"></text:p>
      <text:p text:style-name="P6"><text:s text:c="6"/>-n <text:s text:c="4"/>Specifies the name of the output file.</text:p>
      <text:p text:style-name="P6"></text:p>
      <text:p text:style-name="P6"><text:s text:c="6"/>-Q <text:s text:c="3"/>Enable alternative data/load distribution algorithm for datasets with many partitions</text:p>
      <text:p text:style-name="P6"><text:s text:c="14"/>In particular under PSR this can lead to parallel performance improvements of up to factor 10!</text:p>
      <text:p text:style-name="P6"></text:p>
      <text:p text:style-name="P6"><text:s text:c="6"/>-R <text:s text:c="3"/>read in a binary checkpoint file called ExaML_binaryCheckpoint.RUN_ID_number</text:p>
      <text:p text:style-name="P6"></text:p>
      <text:p text:style-name="P6"><text:s text:c="6"/>-s <text:s text:c="5"/>Specify the name of the BINARY alignment data file generated by the parser component</text:p>
      <text:p text:style-name="P6"></text:p>
      <text:p text:style-name="P6"><text:s text:c="6"/>-S <text:s text:c="4"/>turn on memory saving option for gappy multi-gene alignments. For large and gappy </text:p>
      <text:p text:style-name="P6"><text:s text:c="15"/>datasets specify -S to save memory.</text:p>
      <text:p text:style-name="P6"><text:s text:c="15"/>This will produce slightly different likelihood values, may be a bit slower but can reduce </text:p>
      <text:p text:style-name="P6"><text:s text:c="15"/>memory consumption from 70GB to 19GB on very large and gappy datasets</text:p>
      <text:p text:style-name="P6"></text:p>
      <text:p text:style-name="P6"><text:s text:c="6"/>-t <text:s text:c="5"/>Specify a user starting tree file name in Newick format</text:p>
      <text:p text:style-name="P6"></text:p>
      <text:p text:style-name="P6"><text:s text:c="6"/>-v <text:s text:c="4"/>Display version information</text:p>
      <text:p text:style-name="P6"></text:p>
      <text:p text:style-name="P6"><text:s text:c="6"/>-w <text:s text:c="3"/>FULL (!) path to the directory into which ExaML shall write its output files</text:p>
      <text:p text:style-name="P6"></text:p>
      <text:p text:style-name="P6"><text:s text:c="14"/>DEFAULT: current directory</text:p>
      <text:p text:style-name="P6"/>
      <text:p text:style-name="P6">To execute a simple run using two processors we type:</text:p>
      <text:p text:style-name="P6"/>
      <text:p text:style-name="P7">mpirun.openmpi -np 2 ./examl-AVX -s ../parser/49.unpartitioned.binary -t ../testData/49.tree -m GAMMA -n T1 </text:p>
      <text:p text:style-name="P6"/>
      <text:p text:style-name="P6">The output files and checkpoint files are analogous to those of RAxML-Light.</text:p>
      <text:p text:style-name="P6"/>
      <text:p text:style-name="P6">For a tree inference on a the partitioned dataset we type:</text:p>
      <text:p text:style-name="P6"/>
      <text:p text:style-name="P7">mpirun.openmpi -np 2 ./examl-AVX -s ../parser/49.partitioned.binary -t ../testData/49.tree -m GAMMA -n T2</text:p>
      <text:p text:style-name="P6"/>
      <text:p text:style-name="P6"><text:soft-page-break/>For better performance do not forget to experiment with the <text:span text:style-name="T3">-Q </text:span>and <text:span text:style-name="T3">-S</text:span> op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ros Stamatakis</meta:initial-creator>
    <meta:creation-date>2012-09-29T12:03:34</meta:creation-date>
    <dc:date>2012-09-29T12:46:56</dc:date>
    <dc:creator>Alexandros Stamatakis</dc:creator>
    <meta:editing-duration>PT43M23S</meta:editing-duration>
    <meta:editing-cycles>9</meta:editing-cycles>
    <meta:generator>LibreOffice/3.3$Unix LibreOffice_project/330m19$Build-401</meta:generator>
    <meta:document-statistic meta:table-count="0" meta:image-count="0" meta:object-count="0" meta:page-count="6" meta:paragraph-count="175" meta:word-count="1185" meta:character-count="8457"/>
  </office:meta>
</office:document-meta>
</file>